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76cm"/>
    </style:style>
    <style:style style:name="co6" style:family="table-column">
      <style:table-column-properties fo:break-before="auto" style:column-width="2.48cm"/>
    </style:style>
    <style:style style:name="co7" style:family="table-column">
      <style:table-column-properties fo:break-before="auto" style:column-width="2.803cm"/>
    </style:style>
    <style:style style:name="co8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none" style:text-line-through-typ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4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node-node (single)</text:p>
          </table:table-cell>
          <table:table-cell table:style-name="ce2" office:value-type="string" calcext:value-type="string">
            <text:p>node-node (all)</text:p>
          </table:table-cell>
          <table:table-cell table:style-name="ce2" office:value-type="string" calcext:value-type="string">
            <text:p>node-all (single)</text:p>
          </table:table-cell>
          <table:table-cell table:style-name="ce2" office:value-type="string" calcext:value-type="string">
            <text:p>node-all (all)</text:p>
          </table:table-cell>
          <table:table-cell table:style-name="ce2" office:value-type="string" calcext:value-type="string">
            <text:p>all-all (single)</text:p>
          </table:table-cell>
          <table:table-cell table:style-name="ce2" office:value-type="string" calcext:value-type="string">
            <text:p>all-all (all)</text:p>
          </table:table-cell>
        </table:table-row>
        <table:table-row table:style-name="ro1">
          <table:table-cell/>
          <table:table-cell table:style-name="ce1" office:value-type="string" calcext:value-type="string">
            <text:p>cycle-08-wu-0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1" office:value-type="string" calcext:value-type="string">
            <text:p>cycle-08-wu-0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office:value-type="string" calcext:value-type="string">
            <text:p>random-00-wu-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" office:value-type="string" calcext:value-type="string">
            <text:p>random-00-wu-01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2" office:value-type="string" calcext:value-type="string">
            <text:p>random-00-wu-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random-00-wu-0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romboid-07-wu-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1" office:value-type="string" calcext:value-type="string">
            <text:p>smallnet-00-wu-0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1" office:value-type="string" calcext:value-type="string">
            <text:p>smallnet-00-wu-0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 table:number-rows-repeated="3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 table:number-rows-repeated="5">
          <table:table-cell/>
          <table:table-cell table:style-name="ce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max identifier=</text:p>
          </table:table-cell>
          <table:table-cell table:style-name="Default" table:formula="of:=MAX([.C4:.H25])" office:value-type="float" office:value="35" calcext:value-type="float">
            <text:p/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number:number-style style:name="N10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4">00/00/0000</text:date>, <text:time style:data-style-name="N2" text:time-value="16:20:54.802225725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luís </meta:initial-creator>
    <meta:creation-date>2019-01-23T17:25:07.280609248</meta:creation-date>
    <dc:date>2019-01-24T16:22:02.843639966</dc:date>
    <dc:creator>Lluís </dc:creator>
    <meta:editing-duration>PT2H5M51S</meta:editing-duration>
    <meta:editing-cycles>31</meta:editing-cycles>
    <meta:generator>LibreOffice/4.2.3.3$Linux_x86 LibreOffice_project/420m0$Build-3</meta:generator>
    <meta:document-statistic meta:table-count="1" meta:cell-count="53" meta:object-count="0"/>
  </office:meta>
</office:document-meta>
</file>